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ulletin officiel spécial n° 2 du 13 février 2020</text:h>
      <text:h text:style-name="Heading_20_3" text:outline-level="3">Épreuve de l'enseignement de spécialité « numérique et sciences informatiques » de la classe de terminale de la voie générale à compter de la session 2021 de l'examen du baccalauréat</text:h>
      <text:p text:style-name="Text_20_body">NOR : MENE2001797N</text:p>
      <text:p text:style-name="Text_20_body">Note de service n° 2020-030 du 11-2-2020</text:p>
      <text:p text:style-name="Text_20_body">MENJ - DGESCO A2-1</text:p>
      <text:p text:style-name="Text_20_body">Texte adressé aux rectrices et recteurs d'académie ; au directeur du Siec d'Île-de-France ; aux inspectrices et inspecteurs d'académie-inspectrices et inspecteurs pédagogiques régionaux ; aux cheffes et chefs d'établissement ; aux professeures et professeurs </text:p>
      <text:p text:style-name="Text_20_body">Cette note de service définit l'épreuve terminale de l'enseignement de spécialité numérique et sciences informatiques de la classe de terminale de la voie générale. Elle est applicable à compter de la session 2021 du baccalauréat.</text:p>
      <text:h text:style-name="Heading_20_3" text:outline-level="3">Objectifs</text:h>
      <text:p text:style-name="Text_20_body">L'épreuve porte sur les notions et contenus, capacités et compétences du programme de l'enseignement de spécialité numérique et sciences informatique de la classe de terminale (cf. arrêté du 17 juillet 2019 paru au BOEN spécial n° 8 du 25 juillet 2019). Les notions rencontrées en classe de première (cf. arrêté du 17 janvier 2019 paru au BOEN spécial n° 1 du 22 janvier 2019) mais non approfondies en classe de terminale, doivent être connues et mobilisables. Elles ne peuvent cependant pas constituer un ressort essentiel du sujet.</text:p>
      <text:h text:style-name="Heading_20_3" text:outline-level="3">Nature de l'épreuve</text:h>
      <text:p text:style-name="Text_20_body">L'épreuve terminale obligatoire de spécialité est composée de deux parties : une partie écrite, comptant pour 12 points sur 20, et une partie pratique comptant pour 8 points sur 20.</text:p>
      <text:p text:style-name="Text_20_body">La note globale de l'épreuve est donnée sur 20 points.</text:p>
      <text:h text:style-name="Heading_20_2" text:outline-level="2">1. Partie écrite</text:h>
      <text:p text:style-name="Text_20_body">Durée : 3 heures 30</text:p>
      <text:h text:style-name="Heading_20_3" text:outline-level="3">Modalités</text:h>
      <text:p text:style-name="Text_20_body">La partie écrite consiste en la résolution de trois exercices permettant d'évaluer les connaissances et les capacités attendues conformément aux programmes de première et de terminale de la spécialité. Chaque exercice est noté sur 4 points.</text:p>
      <text:p text:style-name="Text_20_body">Le sujet propose cinq exercices, parmi lesquels le candidat choisit les trois qu'il traitera. Ces cinq exercices permettent d'aborder les différentes rubriques du programme, sans obligation d'exhaustivité. Le sujet comprend obligatoirement au moins un exercice relatif à chacune des trois rubriques suivantes : traitement de données en tables et bases de données ; architectures matérielles, systèmes d'exploitation et réseaux ; algorithmique, langages et programmation.</text:p>
      <text:h text:style-name="Heading_20_2" text:outline-level="2"><text:soft-page-break/>2. Partie pratique</text:h>
      <text:p text:style-name="Text_20_body">Durée : 1 heure</text:p>
      <text:h text:style-name="Heading_20_3" text:outline-level="3">Modalités</text:h>
      <text:p text:style-name="Text_20_body">La partie pratique consiste en la résolution de deux exercices sur ordinateur, chacun étant noté sur 4 points.</text:p>
      <text:p text:style-name="Text_20_body">Le candidat est évalué sur la base d'un dialogue avec un professeur-examinateur. Un examinateur évalue au maximum quatre élèves. L'examinateur ne peut pas évaluer un élève qu'il a eu en classe durant l'année en cours.</text:p>
      <text:p text:style-name="Text_20_body">L'évaluation de cette partie se déroule au cours du deuxième trimestre pendant la période de l'épreuve écrite de spécialité.</text:p>
      <text:list xml:id="list1789113989" text:style-name="L1">
        <text:list-item>
          <text:p text:style-name="P1"><text:span text:style-name="Strong_20_Emphasis">Premier exercice</text:span> </text:p>
        </text:list-item>
      </text:list>
      <text:p text:style-name="Text_20_body">Le premier exercice consiste à programmer un algorithme figurant explicitement au programme, ne présentant pas de difficulté particulière, dont on fournit une spécification. Il s'agit donc de restituer un algorithme rencontré et travaillé à plusieurs reprises en cours de formation. Le sujet peut proposer un jeu de test avec les réponses attendues pour permettre au candidat de vérifier son travail.</text:p>
      <text:list xml:id="list603161636" text:style-name="L2">
        <text:list-item>
          <text:p text:style-name="P2"><text:span text:style-name="Strong_20_Emphasis">Deuxième exercice</text:span> </text:p>
        </text:list-item>
      </text:list>
      <text:p text:style-name="Text_20_body">Pour le second exercice, un programme est fourni au candidat. Cet exercice ne demande pas l'écriture complète d'un programme, mais permet de valider des compétences de programmation suivant des modalités variées : le candidat doit, par exemple, compléter un programme « à trous » afin de répondre à une spécification donnée, ou encore compléter un programme pour le documenter, ou encore compléter un programme en ajoutant des assertions, etc.</text:p>
      <text:h text:style-name="Heading_20_3" text:outline-level="3">Absence, dispense et aménagement de la partie pratique</text:h>
      <text:p text:style-name="Text_20_body">Toute absence non justifiée d'un candidat scolaire le jour fixé pour l'évaluation de la partie pratique entraîne l'attribution de la note zéro pour cette partie de l'épreuve. Dans le cas d'une absence justifiée, une épreuve pour le candidat concerné, doit, dans toute la mesure du possible, être organisée au sein de l'établissement et, en tout état de cause, avant la fin de l'année scolaire. Dans l'hypothèse où le candidat ne peut se voir finalement attribuer de note à l'épreuve pratique pour des raisons justifiées, il en est déclaré dispensé.</text:p>
      <text:p text:style-name="Text_20_body">Les candidats scolaires en situation de handicap peuvent être dispensés par l'autorité académique, à leur demande et sur proposition du médecin désigné par la commission des droits et de l'autonomie des personnes handicapées, de l'épreuve pratique lorsque leur trouble est incompatible avec les activités de manipulation mises en œuvre pendant les séances de travaux pratiques. L'objectif est que le maximum de candidats en situation de handicap puisse passer l'épreuve.</text:p>
      <text:p text:style-name="Text_20_body">En fonction de l'avis médical, les adaptations peuvent porter sur le choix des types de situations proposés au tirage au sort, sur l'aménagement du poste de travail, sur la majoration du temps imparti, sur l'aide d'un secrétaire, sur la présentation voire l'adaptation de cette situation. Dans ce dernier cas, la situation retenue et adaptée doit permettre une évaluation authentique des compétences visées.</text:p>
      <text:p text:style-name="Text_20_body"><text:soft-page-break/>Les candidats individuels et les candidats des établissements d'enseignement privés hors contrat sont dispensés de cette épreuve pratique. Pour ces catégories de candidats régulièrement dispensés, la note de l'épreuve de spécialité numérique et sciences informatiques est constituée de la note obtenue à la partie écrite de l'épreuve rapportée à 20 points.</text:p>
      <text:p text:style-name="Text_20_body">Les candidats inscrits au Centre national d'enseignement à distance ne sont pas dispensés de l'épreuve pratique.</text:p>
      <text:h text:style-name="Heading_20_3" text:outline-level="3">Épreuve de remplacement</text:h>
      <text:p text:style-name="Text_20_body">Il n'y a pas d'épreuve de remplacement pour la partie pratique : en cas d'absence justifiée, la note éventuellement obtenue au cours de l'année scolaire concernant l'évaluation des compétences expérimentales est reportée et prise en compte.</text:p>
      <text:h text:style-name="Heading_20_3" text:outline-level="3">Épreuve orale de contrôle</text:h>
      <text:p text:style-name="Text_20_body">Durée : 20 minutes</text:p>
      <text:p text:style-name="Text_20_body">Temps de préparation : 20 minutes</text:p>
      <text:p text:style-name="Text_20_body">L'épreuve consiste en une interrogation du candidat visant à apprécier sa maîtrise des attendus du programme.</text:p>
      <text:p text:style-name="Text_20_body">Pour préparer l'entretien, l'examinateur propose au moins deux questions au candidat, portant sur des parties différentes du programme. Le candidat dispose d'un temps de préparation de 20 minutes et peut, au cours de l'entretien, s'appuyer sur les notes prises pendant la préparation.</text:p>
      <text:p text:style-name="Text_20_body">L'examinateur veillera à faciliter l'expression du candidat et à lui permettre de mettre en avant ses connaissances et compétences.</text:p>
      <text:p text:style-name="Text_20_body">Les conditions matérielles (en particulier la présence d'un tableau, d'un ordinateur) et les énoncés des questions posées seront adaptés aux modalités orales de cette épreuve.</text:p>
      <text:p text:style-name="P3">Pour le ministre de l'Éducation nationale et de la Jeunesse, et par délégation,<text:line-break/>Le directeur général de l'enseignement scolaire,<text:line-break/>Édouard Geffray</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17:03:04.053000000</meta:creation-date>
    <dc:date>2020-07-03T17:03:37.953000000</dc:date>
    <meta:editing-duration>PT34S</meta:editing-duration>
    <meta:editing-cycles>1</meta:editing-cycles>
    <meta:document-statistic meta:table-count="0" meta:image-count="0" meta:object-count="0" meta:page-count="3" meta:paragraph-count="43" meta:word-count="1048" meta:character-count="6848" meta:non-whitespace-character-count="5842"/>
    <meta:generator>LibreOffice/6.3.6.2$Windows_X86_64 LibreOffice_project/2196df99b074d8a661f4036fca8fa0cbfa33a497</meta:generator>
  </office:meta>
</office:document-meta>
</file>